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2pt"/>
    </style:style>
    <style:style style:name="ro1" style:family="table-row">
      <style:table-row-properties style:row-height="31.15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42.41pt" fo:break-before="auto" style:use-optimal-row-height="false"/>
    </style:style>
    <style:style style:name="ro4" style:family="table-row">
      <style:table-row-properties style:row-height="53.66pt" fo:break-before="auto" style:use-optimal-row-height="false"/>
    </style:style>
    <style:style style:name="ro5" style:family="table-row">
      <style:table-row-properties style:row-height="57.71pt" fo:break-before="auto" style:use-optimal-row-height="false"/>
    </style:style>
    <style:style style:name="ro6" style:family="table-row">
      <style:table-row-properties style:row-height="41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fo:font-weight="normal" style:font-weight-asian="normal" style:font-weight-complex="normal"/>
    </style:style>
    <style:style style:name="T4" style:family="text">
      <style:text-properties style:font-name-asian="Noto Sans CJK SC Regular" style:font-name-complex="FreeSans" fo:color="#ff3333" fo:font-weight="bold" style:font-weight-asian="bold" style:font-weight-complex="bold"/>
    </style:style>
    <style:style style:name="T5" style:family="text">
      <style:text-properties fo:font-weight="normal" style:font-name-asian="Noto Sans CJK SC Regular" style:font-name-complex="FreeSans" style:font-weight-asian="normal" style:font-weight-complex="normal"/>
    </style:style>
    <style:style style:name="T6" style:family="text">
      <style:text-properties fo:font-weight="normal" style:font-name-asian="Noto Sans CJK SC Regular" style:font-name-complex="FreeSans" style:font-weight-asian="normal" style:font-weight-complex="normal" fo:color="#ff3333"/>
    </style:style>
    <style:style style:name="T7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1 – Yes&quot;;&quot;0 – No&quot;)" table:allow-empty-cell="false" table:display-list="unsorted" table:base-cell-address="'Oxford 3000'.B2">
          <table:error-message table:message-type="stop" table:display="true"/>
        </table:content-validation>
        <table:content-validation table:name="val2" table:condition="of:cell-content-is-in-list(&quot;1 – Short&quot;;&quot;2 – Medium&quot;;&quot;3 – Long&quot;)" table:allow-empty-cell="false" table:display-list="unsorted" table:base-cell-address="'Oxford 3000'.C2">
          <table:error-message table:message-type="stop" table:display="true"/>
        </table:content-validation>
        <table:content-validation table:name="val3" table:condition="of:cell-content-is-in-list(&quot;Yes&quot;;&quot;No&quot;)" table:allow-empty-cell="false" table:display-list="unsorted" table:base-cell-address="'Oxford 3000'.B2">
          <table:error-message table:message-type="stop" table:display="true"/>
        </table:content-validation>
      </table:content-validations>
      <table:table table:name="Oxford 3000" table:style-name="ta1">
        <table:table-column table:style-name="co1" table:number-columns-repeated="102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ultiple Meanings</text:p>
          </table:table-cell>
          <table:table-cell table:style-name="ce1" office:value-type="string" calcext:value-type="string">
            <text:p>Length of</text:p>
            <text:p>Definition</text:p>
          </table:table-cell>
          <table:table-cell table:style-name="ce1" table:number-columns-repeated="1020"/>
          <table:table-cell/>
        </table:table-row>
        <table:table-row table:style-name="ro2">
          <table:table-cell office:value-type="string" calcext:value-type="string">
            <text:p>abandon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gram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izontal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ical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ce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2 – 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istic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ught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2 – 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equence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2 – Mediu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umably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table:number-columns-repeated="1021"/>
        </table:table-row>
        <table:table-row table:style-name="ro2" table:number-rows-repeated="1048565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2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table table:name="New Words" table:style-name="ta1">
        <table:table-column table:style-name="co1" table:number-columns-repeated="3" table:default-cell-style-name="ce2"/>
        <table:table-column table:style-name="co2" table:default-cell-style-name="ce4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ultiple Meanings</text:p>
          </table:table-cell>
          <table:table-cell table:style-name="ce1" office:value-type="string" calcext:value-type="string">
            <text:p>Length of</text:p>
            <text:p>Definition</text:p>
          </table:table-cell>
          <table:table-cell table:style-name="ce1" office:value-type="string" calcext:value-type="string">
            <text:p>From</text:p>
          </table:table-cell>
          <table:table-cell table:style-name="ce1" table:number-columns-repeated="1020"/>
        </table:table-row>
        <table:table-row table:style-name="ro3">
          <table:table-cell office:value-type="string" calcext:value-type="string">
            <text:p>depict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The Delay flowchart symbol <text:span text:style-name="T1">depicts</text:span> any waiting period that is part of a process. Delay shapes are common in process mapping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agmatic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The <text:span text:style-name="T1">Pragmatic</text:span> Bookshelf</text:p>
            <text:p/>
            <text:p><text:span text:style-name="T1">Pragmatic</text:span> Lif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kshelf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The Pragmatic <text:span text:style-name="T1">Bookshelf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ctivity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You will learn all about how to implement the technique and along the way hear how it improved my own <text:span text:style-name="T1">productivity</text:span>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s-on</text:p>
          </table:table-cell>
          <table:table-cell table:content-validation-name="val3" office:value-type="string" calcext:value-type="string">
            <text:p>No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I want you to try a <text:span text:style-name="T1">hands-on</text:span> exercise early to give</text:p>
            <text:p>you context for understanding the rest of the book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ventory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I end this chapter with an <text:span text:style-name="T1">inventory</text:span> of symptoms in my life that helped me understand I needed to better focus my time and efforts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ymptom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table:style-name="ce5" office:value-type="string" calcext:value-type="string">
            <text:p><text:span text:style-name="T2">I end this chapter with an </text:span><text:span text:style-name="T3">inventory</text:span><text:span text:style-name="T2"> of </text:span><text:span text:style-name="T4">symptoms</text:span><text:span text:style-name="T2"> in my life that helped me understand I needed to better focus my time and efforts.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rospective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You’ll also have daily <text:span text:style-name="T1">retrospectives</text:span>, create daily com-</text:p>
            <text:p>mitments, handle interruptions, and estimate the effort put forth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t forth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table:style-name="ce5" office:value-type="string" calcext:value-type="string">
            <text:p><text:span text:style-name="T5">You’ll also have daily retrospectives, create daily commitments, handle interruptions, and </text:span><text:span text:style-name="T6">estimate the effort </text:span><text:span text:style-name="T4">put forth</text:span><text:span text:style-name="T3">.</text:span>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ubtlety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This book intends to enrich web masters' and site reliability engineers' knowledge of <text:span text:style-name="T1">subtleties</text:span> known to those who have a deep understanding of the Nginx cor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ootprint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It is a choice of many webmasters, startup founders, and site reliability engineers because of its simple yet scalable and expandable architecture, easy configuration, and light memory <text:span text:style-name="T7">footprint</text:span>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orkhorse</text:p>
          </table:table-cell>
          <table:table-cell table:content-validation-name="val1" office:value-type="string" calcext:value-type="string">
            <text:p>0 – No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This book will help you get started with Nginx and learn skills necessary to turn it into a powerful tool, a <text:span text:style-name="T1">workhorse</text:span> that will help you to solve your day-to-day challenge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eceding</text:p>
          </table:table-cell>
          <table:table-cell table:content-validation-name="val1" office:value-type="string" calcext:value-type="string">
            <text:p>1 – Yes</text:p>
          </table:table-cell>
          <table:table-cell table:content-validation-name="val2" office:value-type="string" calcext:value-type="string">
            <text:p>1 – Short</text:p>
          </table:table-cell>
          <table:table-cell office:value-type="string" calcext:value-type="string">
            <text:p>The <text:span text:style-name="T1">preceding</text:span> command will install all the required files on your system, including the logrotate script and service autorun scripts.</text:p>
          </table:table-cell>
          <table:table-cell table:number-columns-repeated="1020"/>
        </table:table-row>
        <table:table-row table:style-name="ro2" table:number-rows-repeated="1048561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2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0:23:55.721800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4:29:08.171582232</meta:creation-date>
    <dc:date>2017-10-05T10:45:36.203820880</dc:date>
    <meta:editing-duration>PT19H2S</meta:editing-duration>
    <meta:editing-cycles>57</meta:editing-cycles>
    <meta:generator>LibreOffice/5.1.6.2$Linux_X86_64 LibreOffice_project/10m0$Build-2</meta:generator>
    <meta:document-statistic meta:table-count="2" meta:cell-count="86" meta:object-count="0"/>
  </office:meta>
</office:document-meta>
</file>